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UtilsContextHierarchyTests.assertContextConfigEntriesAreNotUniqu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BareContextConfigurationI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ApplicationContextInitializer.initialize( Configurable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LoaderUtilsContextHierarchyTests.buildContextHierarchyMapForTestClassHierarchyWithMultiLevelContextHierarch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SingleTestClassWithImplicitSingleLevel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BareMetaContextConfigWithOverridesI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UtilsContextHierarchyTests.buildContextHierarchyMapForTestClassHierarchyWithMultiLevelContextHierarchiesAndUnname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SingleTestClassWithContextConfigurationAn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BareMetaContextConfigWithOverridesI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UtilsContextHierarchyTests.buildContextHierarchyMapForTestClassHierarchyWithMultiLevelContextHierarchiesAndOverridden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xtLoaderUtilsContextHierarchyTests.buildContextHierarchyMapForSingleTestClassWithMultiLevelContextHierarchyWithDuplicated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SingleTestClassWithTripleLevel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LoaderUtilsContextHierarchyTests.buildContextHierarchyMapForSingleTestClassWithMultiLevelContextHierarchyWithEmpty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SingleLevelContextHierarchiesAndMeta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textLoaderUtilsContextHierarchyTests.buildContextHierarchyMapForTestClassHierarchyWithMultiLevelContextHierarchiesAndPartiallyName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extLoaderUtilsContextHierarchyTests.debugConfigAttributes( List &lt; ContextConfigurationAttributes &gt; configAttribute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SingleLevelContextHierarch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BareContextConfigurationI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UtilsContextHierarchyTests.assertOneTwo( List &lt; List &lt; ContextConfigurationAttributes &gt; &gt; hierarchy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SingleTestClassWithSingleLevelContextHierarchyFrom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TestClassHierarchyWithMultiLevelContextHierarch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SingleTestClassWithSingleLevel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LoaderUtilsContextHierarchyTests.resolveContextHierarchyAttributesForSingleTestClassWithContextConfigurationAndContextHierarchyOnSingle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